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AZ QUISPE, ANITA PAU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086325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602450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AZ QUISPE, ANITA PAU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86325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602450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70863256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10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10/2021</text:p>
          </table:table-cell>
          <table:table-cell table:style-name="Tabla2.A3" office:value-type="string">
            <text:p text:style-name="P22">2767198</text:p>
          </table:table-cell>
          <table:table-cell table:style-name="Tabla2.D3" office:value-type="string">
            <text:p text:style-name="P23">10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4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22:20:0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